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7.239cm" svg:height="2.032cm" svg:x="11.049cm" svg:y="5.969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239cm" svg:height="2.032cm" svg:x="27.94cm" svg:y="7.62cm">
          <text:p text:style-name="P1">Transaction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239cm" svg:height="2.032cm" svg:x="9.271cm" svg:y="19.431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842cm" svg:height="2.286cm" svg:x="35.814cm" svg:y="7.62cm">
          <text:p text:style-name="P1">CategoryDAO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7.239cm" svg:height="2.032cm" svg:x="9.271cm" svg:y="17.145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731cm" svg:height="2.159cm" svg:x="24.257cm" svg:y="21.336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12" draw:id="id12" draw:layer="layout" svg:width="6.985cm" svg:height="2.413cm" svg:x="31.242cm" svg:y="21.336cm">
          <text:p text:style-name="P1">FileWr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7.239cm" svg:height="4.191cm" svg:x="27.305cm" svg:y="24.638cm">
          <text:p text:style-name="P1">DataFile (JS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239cm" svg:height="2.54cm" svg:x="58.428cm" svg:y="10.541cm">
          <text:p text:style-name="P1">RawViewPres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525cm" svg:height="1.651cm" svg:x="55.634cm" svg:y="15.621cm">
          <text:p text:style-name="P1">CategoryCombo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128cm" svg:height="1.651cm" svg:x="57.285cm" svg:y="24.13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747cm" svg:height="1.778cm" svg:x="57.539cm" svg:y="19.939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604cm" svg:height="1.778cm" svg:x="58.809cm" svg:y="21.971cm">
          <text:p text:style-name="P1">DateEditDeleg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1.049cm" svg:height="2.032cm" svg:x="54.237cm" svg:y="17.526cm">
          <text:p text:style-name="P1">TransactionTypeComboBoxDelega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5.413cm" svg:y1="24.955cm" svg:x2="65.667cm" svg:y2="11.811cm" draw:start-shape="id1" draw:start-glue-point="1" draw:end-shape="id2" draw:end-glue-point="1" svg:d="M65413 24955h754v-13144h-500" svg:viewBox="0 0 755 13145">
          <text:p/>
        </draw:connector>
        <draw:connector draw:style-name="gr2" draw:text-style-name="P1" draw:layer="layout" svg:x1="65.413cm" svg:y1="22.86cm" svg:x2="65.667cm" svg:y2="11.811cm" draw:start-shape="id3" draw:start-glue-point="1" draw:end-shape="id2" draw:end-glue-point="1" svg:d="M65413 22860h754v-11049h-500" svg:viewBox="0 0 755 11050">
          <text:p/>
        </draw:connector>
        <draw:connector draw:style-name="gr2" draw:text-style-name="P1" draw:layer="layout" svg:x1="65.286cm" svg:y1="20.828cm" svg:x2="65.667cm" svg:y2="11.811cm" draw:start-shape="id4" draw:start-glue-point="1" draw:end-shape="id2" draw:end-glue-point="1" svg:d="M65286 20828h881v-9017h-500" svg:viewBox="0 0 882 9018">
          <text:p/>
        </draw:connector>
        <draw:connector draw:style-name="gr2" draw:text-style-name="P1" draw:layer="layout" svg:x1="65.286cm" svg:y1="18.542cm" svg:x2="65.667cm" svg:y2="11.811cm" draw:start-shape="id5" draw:start-glue-point="1" draw:end-shape="id2" draw:end-glue-point="1" svg:d="M65286 18542h881v-6731h-500" svg:viewBox="0 0 882 6732">
          <text:p/>
        </draw:connector>
        <draw:connector draw:style-name="gr2" draw:text-style-name="P1" draw:layer="layout" svg:x1="65.159cm" svg:y1="16.446cm" svg:x2="65.667cm" svg:y2="11.811cm" draw:start-shape="id6" draw:start-glue-point="1" draw:end-shape="id2" draw:end-glue-point="1" svg:d="M65159 16446h1008v-4635h-500" svg:viewBox="0 0 1009 4636">
          <text:p/>
        </draw:connector>
        <draw:connector draw:style-name="gr2" draw:text-style-name="P1" draw:layer="layout" svg:x1="58.428cm" svg:y1="11.811cm" svg:x2="52.84cm" svg:y2="10.033cm" draw:start-shape="id2" draw:start-glue-point="3" draw:end-shape="id7" draw:end-glue-point="8" svg:d="M58428 11811h-5588v-1778" svg:viewBox="0 0 5589 1779">
          <text:p/>
        </draw:connector>
        <draw:custom-shape draw:style-name="gr1" draw:text-style-name="P1" xml:id="id13" draw:id="id13" draw:layer="layout" svg:width="9.398cm" svg:height="2.667cm" svg:x="26.67cm" svg:y="17.526cm">
          <text:p text:style-name="P1">CachedDat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1.559cm" svg:y1="7.62cm" svg:x2="14.668cm" svg:y2="5.969cm" draw:start-shape="id8" draw:start-glue-point="0" draw:end-shape="id9" draw:end-glue-point="0" svg:d="M31559 7620v-2152h-16891v501" svg:viewBox="0 0 16892 2153">
          <text:p/>
        </draw:connector>
        <draw:connector draw:style-name="gr2" draw:text-style-name="P1" draw:layer="layout" svg:x1="27.622cm" svg:y1="23.495cm" svg:x2="30.924cm" svg:y2="24.638cm" draw:start-shape="id10" draw:start-glue-point="2" draw:end-shape="id11" svg:d="M27622 23495v571h3302v572" svg:viewBox="0 0 3303 1144">
          <text:p/>
        </draw:connector>
        <draw:connector draw:style-name="gr2" draw:text-style-name="P1" draw:layer="layout" svg:x1="34.734cm" svg:y1="23.749cm" svg:x2="30.924cm" svg:y2="24.638cm" draw:start-shape="id12" draw:start-glue-point="2" draw:end-shape="id11" draw:end-glue-point="0" svg:d="M34734 23749v444h-3810v445" svg:viewBox="0 0 3811 890">
          <text:p/>
        </draw:connector>
        <draw:connector draw:style-name="gr2" draw:text-style-name="P1" draw:layer="layout" svg:x1="31.369cm" svg:y1="20.193cm" svg:x2="27.622cm" svg:y2="21.336cm" draw:start-shape="id13" draw:start-glue-point="2" draw:end-shape="id10" draw:end-glue-point="0" svg:d="M31369 20193v571h-3747v572" svg:viewBox="0 0 3748 1144">
          <text:p/>
        </draw:connector>
        <draw:connector draw:style-name="gr2" draw:text-style-name="P1" draw:layer="layout" svg:x1="31.369cm" svg:y1="20.193cm" svg:x2="34.734cm" svg:y2="21.336cm" draw:start-shape="id13" draw:start-glue-point="2" draw:end-shape="id12" svg:d="M31369 20193v571h3365v572" svg:viewBox="0 0 3366 1144">
          <text:p/>
        </draw:connector>
        <draw:connector draw:style-name="gr2" draw:text-style-name="P1" draw:layer="layout" svg:x1="16.51cm" svg:y1="18.161cm" svg:x2="26.67cm" svg:y2="18.859cm" draw:start-shape="id14" draw:start-glue-point="1" draw:end-shape="id13" svg:d="M16510 18161h5080v698h5080" svg:viewBox="0 0 10161 699">
          <text:p/>
        </draw:connector>
        <draw:connector draw:style-name="gr2" draw:text-style-name="P1" draw:layer="layout" svg:x1="16.51cm" svg:y1="20.447cm" svg:x2="26.67cm" svg:y2="18.859cm" draw:start-shape="id15" draw:start-glue-point="1" draw:end-shape="id13" svg:d="M16510 20447h5080v-1588h5080" svg:viewBox="0 0 10161 1589">
          <text:p/>
        </draw:connector>
        <draw:connector draw:style-name="gr2" draw:text-style-name="P1" draw:layer="layout" svg:x1="31.559cm" svg:y1="9.652cm" svg:x2="31.369cm" svg:y2="17.526cm" draw:start-shape="id8" draw:start-glue-point="2" draw:end-shape="id13" draw:end-glue-point="0" svg:d="M31559 9652v3937h-190v3937" svg:viewBox="0 0 191 7875">
          <text:p/>
        </draw:connector>
        <draw:connector draw:style-name="gr2" draw:text-style-name="P1" draw:layer="layout" svg:x1="38.735cm" svg:y1="9.906cm" svg:x2="31.369cm" svg:y2="17.526cm" draw:start-shape="id16" draw:start-glue-point="2" draw:end-shape="id13" draw:end-glue-point="0" svg:d="M38735 9906v3810h-7366v3810" svg:viewBox="0 0 7367 7621">
          <text:p/>
        </draw:connector>
        <draw:connector draw:style-name="gr2" draw:text-style-name="P1" draw:layer="layout" svg:x1="38.735cm" svg:y1="7.62cm" svg:x2="14.668cm" svg:y2="5.969cm" draw:start-shape="id16" draw:start-glue-point="0" draw:end-shape="id9" draw:end-glue-point="0" svg:d="M38735 7620v-2152h-24067v501" svg:viewBox="0 0 24068 2153">
          <text:p/>
        </draw:connector>
        <draw:custom-shape draw:style-name="gr3" draw:text-style-name="P1" xml:id="id7" draw:id="id7" draw:layer="layout" svg:width="9.398cm" svg:height="2.54cm" svg:x="48.141cm" svg:y="7.493cm">
          <text:p text:style-name="P1">Accessed Via Pointer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38.735cm" svg:y1="7.62cm" svg:x2="52.84cm" svg:y2="7.493cm" draw:start-shape="id16" draw:start-glue-point="0" draw:end-shape="id7" draw:end-glue-point="5" svg:d="M38735 7620v-628h14105v501" svg:viewBox="0 0 14106 629">
          <text:p/>
        </draw:connector>
        <draw:connector draw:style-name="gr2" draw:text-style-name="P1" draw:layer="layout" svg:x1="52.84cm" svg:y1="7.493cm" svg:x2="31.559cm" svg:y2="7.62cm" draw:start-shape="id7" draw:start-glue-point="5" draw:end-shape="id8" draw:end-glue-point="0" svg:d="M52840 7493v-501h-21281v628" svg:viewBox="0 0 21282 6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4-12-02T00:11:33.281268964</dc:date>
    <meta:editing-duration>PT15M3S</meta:editing-duration>
    <meta:editing-cycles>7</meta:editing-cycles>
    <meta:generator>LibreOffice/4.2.6.3$Linux_X86_64 LibreOffice_project/420m0$Build-3</meta:generator>
    <meta:document-statistic meta:object-count="34"/>
  </office:meta>
</office:document-meta>
</file>